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>
      <style:text-properties fo:color="#1155cc" style:text-underline-style="solid" style:text-underline-color="font-color"/>
    </style:style>
    <style:style style:name="T3_4" style:family="text"/>
    <style:style style:name="T3_5" style:family="text">
      <style:text-properties fo:color="#1155cc" style:text-underline-style="solid" style:text-underline-color="font-color"/>
    </style:style>
    <style:style style:name="T3_6" style:family="text"/>
    <style:style style:name="T3_7" style:family="text">
      <style:text-properties fo:color="#1155cc" style:text-underline-style="solid" style:text-underline-color="font-color"/>
    </style:style>
    <style:style style:name="T3_8" style:family="text"/>
    <style:style style:name="T3_9" style:family="text">
      <style:text-properties fo:color="#1155cc" style:text-underline-style="solid" style:text-underline-color="font-color"/>
    </style:style>
    <style:style style:name="T3_10" style:family="text"/>
    <style:style style:name="T3_11" style:family="text">
      <style:text-properties fo:color="#1155cc" style:text-underline-style="solid" style:text-underline-color="font-color"/>
    </style:style>
    <style:style style:name="T3_12" style:family="text"/>
    <style:style style:name="T3_13" style:family="text">
      <style:text-properties fo:color="#1155cc" style:text-underline-style="solid" style:text-underline-color="font-color"/>
    </style:style>
    <style:style style:name="T3_14" style:family="text"/>
    <style:style style:name="T3_15" style:family="text">
      <style:text-properties fo:color="#1155cc" style:text-underline-style="solid" style:text-underline-color="font-color"/>
    </style:style>
    <style:style style:name="T3_16" style:family="text"/>
    <style:style style:name="T3_17" style:family="text">
      <style:text-properties fo:color="#1155cc" style:text-underline-style="solid" style:text-underline-color="font-color"/>
    </style:style>
    <style:style style:name="T3_18" style:family="text"/>
    <style:style style:name="T3_19" style:family="text">
      <style:text-properties fo:color="#1155cc" style:text-underline-style="solid" style:text-underline-color="font-color"/>
    </style:style>
    <style:style style:name="T3_20" style:family="text"/>
    <style:style style:name="T3_21" style:family="text">
      <style:text-properties fo:color="#1155cc" style:text-underline-style="solid" style:text-underline-color="font-color"/>
    </style:style>
    <style:style style:name="T3_22" style:family="text"/>
    <style:style style:name="T3_23" style:family="text">
      <style:text-properties fo:color="#1155cc" style:text-underline-style="solid" style:text-underline-color="font-color"/>
    </style:style>
    <style:style style:name="T3_24" style:family="text"/>
    <style:style style:name="T3_25" style:family="text">
      <style:text-properties fo:color="#1155cc" style:text-underline-style="solid" style:text-underline-color="font-color"/>
    </style:style>
    <style:style style:name="T3_26" style:family="text"/>
    <style:style style:name="T3_27" style:family="text">
      <style:text-properties fo:color="#1155cc" style:text-underline-style="solid" style:text-underline-color="font-color"/>
    </style:style>
    <style:style style:name="T3_28" style:family="text"/>
    <style:style style:name="T3_29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>
      <style:text-properties fo:color="#1155cc" style:text-underline-style="solid" style:text-underline-color="font-color"/>
    </style:style>
    <style:style style:name="T5_4" style:family="text"/>
    <style:style style:name="T5_5" style:family="text">
      <style:text-properties fo:color="#1155cc" style:text-underline-style="solid" style:text-underline-color="font-color"/>
    </style:style>
    <style:style style:name="T5_6" style:family="text"/>
    <style:style style:name="T5_7" style:family="text">
      <style:text-properties fo:color="#1155cc" style:text-underline-style="solid" style:text-underline-color="font-color"/>
    </style:style>
    <style:style style:name="T5_8" style:family="text"/>
    <style:style style:name="T5_9" style:family="text">
      <style:text-properties fo:color="#1155cc" style:text-underline-style="solid" style:text-underline-color="font-color"/>
    </style:style>
    <style:style style:name="T5_10" style:family="text"/>
    <style:style style:name="T5_11" style:family="text">
      <style:text-properties fo:color="#1155cc" style:text-underline-style="solid" style:text-underline-color="font-color"/>
    </style:style>
    <style:style style:name="T5_12" style:family="text"/>
    <style:style style:name="T5_13" style:family="text">
      <style:text-properties fo:color="#1155cc" style:text-underline-style="solid" style:text-underline-color="font-color"/>
    </style:style>
    <style:style style:name="T5_14" style:family="text"/>
    <style:style style:name="T5_15" style:family="text">
      <style:text-properties fo:color="#1155cc" style:text-underline-style="solid" style:text-underline-color="font-color"/>
    </style:style>
    <style:style style:name="T5_16" style:family="text"/>
    <style:style style:name="T5_17" style:family="text">
      <style:text-properties fo:color="#1155cc" style:text-underline-style="solid" style:text-underline-color="font-color"/>
    </style:style>
    <style:style style:name="T5_18" style:family="text"/>
    <style:style style:name="T5_19" style:family="text">
      <style:text-properties fo:color="#1155cc" style:text-underline-style="solid" style:text-underline-color="font-color"/>
    </style:style>
    <style:style style:name="T5_20" style:family="text"/>
    <style:style style:name="T5_21" style:family="text">
      <style:text-properties fo:color="#1155cc" style:text-underline-style="solid" style:text-underline-color="font-color"/>
    </style:style>
    <style:style style:name="T5_22" style:family="text"/>
    <style:style style:name="T5_23" style:family="text">
      <style:text-properties fo:color="#1155cc" style:text-underline-style="solid" style:text-underline-color="font-color"/>
    </style:style>
    <style:style style:name="T5_24" style:family="text"/>
    <style:style style:name="T5_25" style:family="text">
      <style:text-properties fo:color="#1155cc" style:text-underline-style="solid" style:text-underline-color="font-color"/>
    </style:style>
    <style:style style:name="T5_26" style:family="text"/>
    <style:style style:name="T5_27" style:family="text">
      <style:text-properties fo:color="#1155cc" style:text-underline-style="solid" style:text-underline-color="font-color"/>
    </style:style>
    <style:style style:name="T5_28" style:family="text"/>
    <style:style style:name="T5_29" style:family="text">
      <style:text-properties fo:color="#1155cc" style:text-underline-style="solid" style:text-underline-color="font-color"/>
    </style:style>
    <style:style style:name="T5_30" style:family="text"/>
    <style:style style:name="T5_31" style:family="text">
      <style:text-properties fo:color="#1155cc" style:text-underline-style="solid" style:text-underline-color="font-color"/>
    </style:style>
    <style:style style:name="T5_32" style:family="text"/>
    <style:style style:name="T5_33" style:family="text">
      <style:text-properties fo:color="#1155cc" style:text-underline-style="solid" style:text-underline-color="font-color"/>
    </style:style>
    <style:style style:name="T5_34" style:family="text"/>
    <style:style style:name="T5_35" style:family="text">
      <style:text-properties fo:color="#1155cc" style:text-underline-style="solid" style:text-underline-color="font-color"/>
    </style:style>
    <style:style style:name="T5_36" style:family="text"/>
    <style:style style:name="T5_37" style:family="text">
      <style:text-properties fo:color="#1155cc" style:text-underline-style="solid" style:text-underline-color="font-color"/>
    </style:style>
    <style:style style:name="T5_38" style:family="text"/>
    <style:style style:name="T5_39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weight="bold" style:font-weight-asian="bold" style:font-weight-complex="bold" style:text-underline-style="solid" style:text-underline-color="font-color"/>
    </style:style>
    <style:style style:name="T9_2" style:family="text">
      <style:text-properties fo:font-weight="bold" style:font-weight-asian="bold" style:font-weight-complex="bold" style:text-underline-style="solid" style:text-underline-color="font-color"/>
    </style:style>
    <style:style style:name="T9_3" style:family="text">
      <style:text-properties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weight="bold" style:font-weight-asian="bold" style:font-weight-complex="bold" style:text-underline-style="solid" style:text-underline-color="font-color"/>
    </style:style>
    <style:style style:name="T18_2" style:family="text">
      <style:text-properties fo:font-weight="bold" style:font-weight-asian="bold" style:font-weight-complex="bold" style:text-underline-style="solid" style:text-underline-color="font-color"/>
    </style:style>
    <style:style style:name="T18_3" style:family="text">
      <style:text-properties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P21" style:family="paragraph" style:parent-style-name="Standard">
      <style:paragraph-properties fo:break-before="page" fo:line-height="115%" style:writing-mode="lr-tb"/>
    </style:style>
    <style:style style:name="T21_1" style:family="text">
      <style:text-properties fo:font-weight="bold" style:font-weight-asian="bold" style:font-weight-complex="bold" style:text-underline-style="solid" style:text-underline-color="font-color"/>
    </style:style>
    <style:style style:name="T21_2" style:family="text">
      <style:text-properties fo:font-weight="bold" style:font-weight-asian="bold" style:font-weight-complex="bold" style:text-underline-style="solid" style:text-underline-color="font-color"/>
    </style:style>
    <style:style style:name="T21_3" style:family="text">
      <style:text-properties fo:font-weight="bold" style:font-weight-asian="bold" style:font-weight-complex="bold" style:text-underline-style="solid" style:text-underline-color="font-color"/>
    </style:style>
    <style:style style:name="T21_4" style:family="text">
      <style:text-properties fo:font-weight="bold" style:font-weight-asian="bold" style:font-weight-complex="bold" style:text-underline-style="solid" style:text-underline-color="font-color"/>
    </style:style>
    <style:style style:name="T21_5" style:family="text">
      <style:text-properties fo:font-weight="bold" style:font-weight-asian="bold" style:font-weight-complex="bold" style:text-underline-style="solid" style:text-underline-color="font-color"/>
    </style:style>
    <style:style style:name="T21_6" style:family="text">
      <style:text-properties fo:font-weight="bold" style:font-weight-asian="bold" style:font-weight-complex="bold" style:text-underline-style="solid" style:text-underline-color="font-color"/>
    </style:style>
    <style:style style:name="T21_7" style:family="text">
      <style:text-properties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weight="bold" style:font-weight-asian="bold" style:font-weight-complex="bold" style:text-underline-style="solid" style:text-underline-color="font-color"/>
    </style:style>
    <style:style style:name="T30_2" style:family="text">
      <style:text-properties fo:font-weight="bold" style:font-weight-asian="bold" style:font-weight-complex="bold" style:text-underline-style="solid" style:text-underline-color="font-color"/>
    </style:style>
    <style:style style:name="T30_3" style:family="text">
      <style:text-properties fo:font-weight="bold" style:font-weight-asian="bold" style:font-weight-complex="bold" style:text-underline-style="solid" style:text-underline-color="font-color"/>
    </style:style>
    <style:style style:name="T30_4" style:family="text">
      <style:text-properties fo:font-weight="bold" style:font-weight-asian="bold" style:font-weight-complex="bold" style:text-underline-style="solid" style:text-underline-color="font-color"/>
    </style:style>
    <style:style style:name="T30_5" style:family="text">
      <style:text-properties fo:font-weight="bold" style:font-weight-asian="bold" style:font-weight-complex="bold" style:text-underline-style="solid" style:text-underline-color="font-color"/>
    </style:style>
    <style:style style:name="T30_6" style:family="text">
      <style:text-properties fo:font-weight="bold" style:font-weight-asian="bold" style:font-weight-complex="bold" style:text-underline-style="solid" style:text-underline-color="font-color"/>
    </style:style>
    <style:style style:name="T30_7" style:family="text">
      <style:text-properties fo:font-weight="bold" style:font-weight-asian="bold" style:font-weight-complex="bold" style:text-underline-style="solid" style:text-underline-color="font-color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</office:automatic-styles>
  <office:body>
    <office:text>
      <text:p text:style-name="P1"><text:span text:style-name="T1_1">References</text:span></text:p>
      <text:p text:style-name="P2"/>
      <text:p text:style-name="P3"><text:span text:style-name="T3_1">1.<text:s/></text:span><text:span text:style-name="T3_2"><text:a xlink:type="simple" xlink:href="http://www.cplusplus.com/doc/tutorial/arrays/"><text:span text:style-name="T3_3">http</text:span></text:a></text:span><text:span text:style-name="T3_4"><text:a xlink:type="simple" xlink:href="http://www.cplusplus.com/doc/tutorial/arrays/"><text:span text:style-name="T3_5">://</text:span></text:a></text:span><text:span text:style-name="T3_6"><text:a xlink:type="simple" xlink:href="http://www.cplusplus.com/doc/tutorial/arrays/"><text:span text:style-name="T3_7">www</text:span></text:a></text:span><text:span text:style-name="T3_8"><text:a xlink:type="simple" xlink:href="http://www.cplusplus.com/doc/tutorial/arrays/"><text:span text:style-name="T3_9">.</text:span></text:a></text:span><text:span text:style-name="T3_10"><text:a xlink:type="simple" xlink:href="http://www.cplusplus.com/doc/tutorial/arrays/"><text:span text:style-name="T3_11">cplusplus</text:span></text:a></text:span><text:span text:style-name="T3_12"><text:a xlink:type="simple" xlink:href="http://www.cplusplus.com/doc/tutorial/arrays/"><text:span text:style-name="T3_13">.</text:span></text:a></text:span><text:span text:style-name="T3_14"><text:a xlink:type="simple" xlink:href="http://www.cplusplus.com/doc/tutorial/arrays/"><text:span text:style-name="T3_15">com</text:span></text:a></text:span><text:span text:style-name="T3_16"><text:a xlink:type="simple" xlink:href="http://www.cplusplus.com/doc/tutorial/arrays/"><text:span text:style-name="T3_17">/</text:span></text:a></text:span><text:span text:style-name="T3_18"><text:a xlink:type="simple" xlink:href="http://www.cplusplus.com/doc/tutorial/arrays/"><text:span text:style-name="T3_19">doc</text:span></text:a></text:span><text:span text:style-name="T3_20"><text:a xlink:type="simple" xlink:href="http://www.cplusplus.com/doc/tutorial/arrays/"><text:span text:style-name="T3_21">/</text:span></text:a></text:span><text:span text:style-name="T3_22"><text:a xlink:type="simple" xlink:href="http://www.cplusplus.com/doc/tutorial/arrays/"><text:span text:style-name="T3_23">tutorial</text:span></text:a></text:span><text:span text:style-name="T3_24"><text:a xlink:type="simple" xlink:href="http://www.cplusplus.com/doc/tutorial/arrays/"><text:span text:style-name="T3_25">/</text:span></text:a></text:span><text:span text:style-name="T3_26"><text:a xlink:type="simple" xlink:href="http://www.cplusplus.com/doc/tutorial/arrays/"><text:span text:style-name="T3_27">arrays</text:span></text:a></text:span><text:span text:style-name="T3_28"><text:a xlink:type="simple" xlink:href="http://www.cplusplus.com/doc/tutorial/arrays/"><text:span text:style-name="T3_29">/</text:span></text:a></text:span></text:p>
      <text:p text:style-name="P4"/>
      <text:p text:style-name="P5"><text:span text:style-name="T5_1">2.<text:s/></text:span><text:span text:style-name="T5_2"><text:a xlink:type="simple" xlink:href="http://msdn.microsoft.com/en-us/library/7wkxxx2e.aspx"><text:span text:style-name="T5_3">http</text:span></text:a></text:span><text:span text:style-name="T5_4"><text:a xlink:type="simple" xlink:href="http://msdn.microsoft.com/en-us/library/7wkxxx2e.aspx"><text:span text:style-name="T5_5">://</text:span></text:a></text:span><text:span text:style-name="T5_6"><text:a xlink:type="simple" xlink:href="http://msdn.microsoft.com/en-us/library/7wkxxx2e.aspx"><text:span text:style-name="T5_7">msdn</text:span></text:a></text:span><text:span text:style-name="T5_8"><text:a xlink:type="simple" xlink:href="http://msdn.microsoft.com/en-us/library/7wkxxx2e.aspx"><text:span text:style-name="T5_9">.</text:span></text:a></text:span><text:span text:style-name="T5_10"><text:a xlink:type="simple" xlink:href="http://msdn.microsoft.com/en-us/library/7wkxxx2e.aspx"><text:span text:style-name="T5_11">microsoft</text:span></text:a></text:span><text:span text:style-name="T5_12"><text:a xlink:type="simple" xlink:href="http://msdn.microsoft.com/en-us/library/7wkxxx2e.aspx"><text:span text:style-name="T5_13">.</text:span></text:a></text:span><text:span text:style-name="T5_14"><text:a xlink:type="simple" xlink:href="http://msdn.microsoft.com/en-us/library/7wkxxx2e.aspx"><text:span text:style-name="T5_15">com</text:span></text:a></text:span><text:span text:style-name="T5_16"><text:a xlink:type="simple" xlink:href="http://msdn.microsoft.com/en-us/library/7wkxxx2e.aspx"><text:span text:style-name="T5_17">/</text:span></text:a></text:span><text:span text:style-name="T5_18"><text:a xlink:type="simple" xlink:href="http://msdn.microsoft.com/en-us/library/7wkxxx2e.aspx"><text:span text:style-name="T5_19">en</text:span></text:a></text:span><text:span text:style-name="T5_20"><text:a xlink:type="simple" xlink:href="http://msdn.microsoft.com/en-us/library/7wkxxx2e.aspx"><text:span text:style-name="T5_21">-</text:span></text:a></text:span><text:span text:style-name="T5_22"><text:a xlink:type="simple" xlink:href="http://msdn.microsoft.com/en-us/library/7wkxxx2e.aspx"><text:span text:style-name="T5_23">us</text:span></text:a></text:span><text:span text:style-name="T5_24"><text:a xlink:type="simple" xlink:href="http://msdn.microsoft.com/en-us/library/7wkxxx2e.aspx"><text:span text:style-name="T5_25">/</text:span></text:a></text:span><text:span text:style-name="T5_26"><text:a xlink:type="simple" xlink:href="http://msdn.microsoft.com/en-us/library/7wkxxx2e.aspx"><text:span text:style-name="T5_27">library</text:span></text:a></text:span><text:span text:style-name="T5_28"><text:a xlink:type="simple" xlink:href="http://msdn.microsoft.com/en-us/library/7wkxxx2e.aspx"><text:span text:style-name="T5_29">/7</text:span></text:a></text:span><text:span text:style-name="T5_30"><text:a xlink:type="simple" xlink:href="http://msdn.microsoft.com/en-us/library/7wkxxx2e.aspx"><text:span text:style-name="T5_31">wkxxx</text:span></text:a></text:span><text:span text:style-name="T5_32"><text:a xlink:type="simple" xlink:href="http://msdn.microsoft.com/en-us/library/7wkxxx2e.aspx"><text:span text:style-name="T5_33">2</text:span></text:a></text:span><text:span text:style-name="T5_34"><text:a xlink:type="simple" xlink:href="http://msdn.microsoft.com/en-us/library/7wkxxx2e.aspx"><text:span text:style-name="T5_35">e</text:span></text:a></text:span><text:span text:style-name="T5_36"><text:a xlink:type="simple" xlink:href="http://msdn.microsoft.com/en-us/library/7wkxxx2e.aspx"><text:span text:style-name="T5_37">.</text:span></text:a></text:span><text:span text:style-name="T5_38"><text:a xlink:type="simple" xlink:href="http://msdn.microsoft.com/en-us/library/7wkxxx2e.aspx"><text:span text:style-name="T5_39">aspx</text:span></text:a></text:span></text:p>
      <text:p text:style-name="P6"/>
      <text:p text:style-name="P7"/>
      <text:p text:style-name="P8"/>
      <text:p text:style-name="P9"><text:span text:style-name="T9_1">Review</text:span><text:span text:style-name="T9_2"><text:s/></text:span><text:span text:style-name="T9_3">Questions</text:span></text:p>
      <text:p text:style-name="P10"/>
      <text:p text:style-name="P11"><text:span text:style-name="T11_1">1.<text:s/></text:span><text:span text:style-name="T11_2">Declare</text:span><text:span text:style-name="T11_3"><text:s/></text:span><text:span text:style-name="T11_4">an</text:span><text:span text:style-name="T11_5"><text:s/></text:span><text:span text:style-name="T11_6">integer</text:span><text:span text:style-name="T11_7"><text:s/></text:span><text:span text:style-name="T11_8">array</text:span><text:span text:style-name="T11_9"><text:s/></text:span><text:span text:style-name="T11_10">named</text:span><text:span text:style-name="T11_11"><text:s/></text:span><text:span text:style-name="T11_12">myInt</text:span><text:span text:style-name="T11_13"><text:s/></text:span><text:span text:style-name="T11_14">with</text:span><text:span text:style-name="T11_15"><text:s/></text:span><text:span text:style-name="T11_16">a</text:span><text:span text:style-name="T11_17"><text:s/></text:span><text:span text:style-name="T11_18">size</text:span><text:span text:style-name="T11_19"><text:s/></text:span><text:span text:style-name="T11_20">of</text:span><text:span text:style-name="T11_21"><text:s/>10.</text:span></text:p>
      <text:p text:style-name="P12"/>
      <text:p text:style-name="P13"><text:span text:style-name="T13_1">2.<text:s/></text:span><text:span text:style-name="T13_2">If</text:span><text:span text:style-name="T13_3"><text:s/></text:span><text:span text:style-name="T13_4">an</text:span><text:span text:style-name="T13_5"><text:s/></text:span><text:span text:style-name="T13_6">array</text:span><text:span text:style-name="T13_7"><text:s/></text:span><text:span text:style-name="T13_8">has</text:span><text:span text:style-name="T13_9"><text:s/></text:span><text:span text:style-name="T13_10">a</text:span><text:span text:style-name="T13_11"><text:s/></text:span><text:span text:style-name="T13_12">size</text:span><text:span text:style-name="T13_13"><text:s/></text:span><text:span text:style-name="T13_14">of</text:span><text:span text:style-name="T13_15"><text:s/>20,<text:s/></text:span><text:span text:style-name="T13_16">how</text:span><text:span text:style-name="T13_17"><text:s/></text:span><text:span text:style-name="T13_18">many</text:span><text:span text:style-name="T13_19"><text:s/></text:span><text:span text:style-name="T13_20">indexes</text:span><text:span text:style-name="T13_21"><text:s/></text:span><text:span text:style-name="T13_22">are</text:span><text:span text:style-name="T13_23"><text:s/></text:span><text:span text:style-name="T13_24">there</text:span><text:span text:style-name="T13_25"><text:s/></text:span><text:span text:style-name="T13_26">in</text:span><text:span text:style-name="T13_27"><text:s/></text:span><text:span text:style-name="T13_28">the</text:span><text:span text:style-name="T13_29"><text:s/></text:span><text:span text:style-name="T13_30">array</text:span><text:span text:style-name="T13_31"><text:s/></text:span><text:span text:style-name="T13_32">and</text:span><text:span text:style-name="T13_33"><text:s/></text:span><text:span text:style-name="T13_34">what</text:span><text:span text:style-name="T13_35"><text:s/></text:span><text:span text:style-name="T13_36">are</text:span><text:span text:style-name="T13_37"><text:s/></text:span><text:span text:style-name="T13_38">they</text:span><text:span text:style-name="T13_39">?</text:span></text:p>
      <text:p text:style-name="P14"/>
      <text:p text:style-name="P15"><text:span text:style-name="T15_1">3.<text:s/></text:span><text:span text:style-name="T15_2">Declare</text:span><text:span text:style-name="T15_3"><text:s/></text:span><text:span text:style-name="T15_4">a</text:span><text:span text:style-name="T15_5"><text:s/></text:span><text:span text:style-name="T15_6">character</text:span><text:span text:style-name="T15_7"><text:s/></text:span><text:span text:style-name="T15_8">array</text:span><text:span text:style-name="T15_9"><text:s/></text:span><text:span text:style-name="T15_10">named</text:span><text:span text:style-name="T15_11"><text:s/></text:span><text:span text:style-name="T15_12">myArray</text:span><text:span text:style-name="T15_13"><text:s/></text:span><text:span text:style-name="T15_14">with</text:span><text:span text:style-name="T15_15"><text:s/></text:span><text:span text:style-name="T15_16">a</text:span><text:span text:style-name="T15_17"><text:s/></text:span><text:span text:style-name="T15_18">size</text:span><text:span text:style-name="T15_19"><text:s/></text:span><text:span text:style-name="T15_20">of</text:span><text:span text:style-name="T15_21"><text:s/>4,<text:s/></text:span><text:span text:style-name="T15_22">and</text:span><text:span text:style-name="T15_23"><text:s/></text:span><text:span text:style-name="T15_24">initialize</text:span><text:span text:style-name="T15_25"><text:s/></text:span><text:span text:style-name="T15_26">the</text:span><text:span text:style-name="T15_27"><text:s/></text:span><text:span text:style-name="T15_28">characters</text:span><text:span text:style-name="T15_29"><text:s/></text:span><text:span text:style-name="T15_30">in</text:span><text:span text:style-name="T15_31"><text:s/></text:span><text:span text:style-name="T15_32">the</text:span><text:span text:style-name="T15_33"><text:s/></text:span><text:span text:style-name="T15_34">array</text:span><text:span text:style-name="T15_35"><text:s/></text:span><text:span text:style-name="T15_36">to</text:span><text:span text:style-name="T15_37"><text:s/></text:span><text:span text:style-name="T15_38">Z</text:span><text:span text:style-name="T15_39">,<text:s/></text:span><text:span text:style-name="T15_40">a</text:span><text:span text:style-name="T15_41">,<text:s/></text:span><text:span text:style-name="T15_42">c</text:span><text:span text:style-name="T15_43">,<text:s/></text:span><text:span text:style-name="T15_44">and</text:span><text:span text:style-name="T15_45"><text:s/></text:span><text:span text:style-name="T15_46">h</text:span><text:span text:style-name="T15_47">.<text:s/></text:span></text:p>
      <text:p text:style-name="P16"/>
      <text:p text:style-name="P17"/>
      <text:p text:style-name="P18"><text:span text:style-name="T18_1">Homework</text:span><text:span text:style-name="T18_2"><text:s/></text:span><text:span text:style-name="T18_3">Exercises</text:span></text:p>
      <text:p text:style-name="P19"/>
      <text:p text:style-name="P20"><text:span text:style-name="T20_1"><text:tab/></text:span><text:span text:style-name="T20_2">Create</text:span><text:span text:style-name="T20_3"><text:s/></text:span><text:span text:style-name="T20_4">a</text:span><text:span text:style-name="T20_5"><text:s/></text:span><text:span text:style-name="T20_6">program</text:span><text:span text:style-name="T20_7"><text:s/></text:span><text:span text:style-name="T20_8">in</text:span><text:span text:style-name="T20_9"><text:s/></text:span><text:span text:style-name="T20_10">which</text:span><text:span text:style-name="T20_11"><text:s/></text:span><text:span text:style-name="T20_12">an</text:span><text:span text:style-name="T20_13"><text:s/></text:span><text:span text:style-name="T20_14">integer</text:span><text:span text:style-name="T20_15"><text:s/></text:span><text:span text:style-name="T20_16">array</text:span><text:span text:style-name="T20_17"><text:s/></text:span><text:span text:style-name="T20_18">named</text:span><text:span text:style-name="T20_19"><text:s/></text:span><text:span text:style-name="T20_20">myArray</text:span><text:span text:style-name="T20_21"><text:s/></text:span><text:span text:style-name="T20_22">is</text:span><text:span text:style-name="T20_23"><text:s/></text:span><text:span text:style-name="T20_24">declared</text:span><text:span text:style-name="T20_25"><text:s/></text:span><text:span text:style-name="T20_26">with</text:span><text:span text:style-name="T20_27"><text:s/></text:span><text:span text:style-name="T20_28">a</text:span><text:span text:style-name="T20_29"><text:s/></text:span><text:span text:style-name="T20_30">size</text:span><text:span text:style-name="T20_31"><text:s/></text:span><text:span text:style-name="T20_32">of</text:span><text:span text:style-name="T20_33"><text:s/>10.<text:s/></text:span><text:span text:style-name="T20_34">Use</text:span><text:span text:style-name="T20_35"><text:s/></text:span><text:span text:style-name="T20_36">a</text:span><text:span text:style-name="T20_37"><text:s/></text:span><text:span text:style-name="T20_38">for</text:span><text:span text:style-name="T20_39"><text:s/></text:span><text:span text:style-name="T20_40">loop</text:span><text:span text:style-name="T20_41"><text:s/></text:span><text:span text:style-name="T20_42">to</text:span><text:span text:style-name="T20_43"><text:s/></text:span><text:span text:style-name="T20_44">prompt</text:span><text:span text:style-name="T20_45"><text:s/></text:span><text:span text:style-name="T20_46">the</text:span><text:span text:style-name="T20_47"><text:s/></text:span><text:span text:style-name="T20_48">user</text:span><text:span text:style-name="T20_49"><text:s/></text:span><text:span text:style-name="T20_50">to</text:span><text:span text:style-name="T20_51"><text:s/></text:span><text:span text:style-name="T20_52">store</text:span><text:span text:style-name="T20_53"><text:s/></text:span><text:span text:style-name="T20_54">a</text:span><text:span text:style-name="T20_55"><text:s/></text:span><text:span text:style-name="T20_56">value</text:span><text:span text:style-name="T20_57"><text:s/></text:span><text:span text:style-name="T20_58">in</text:span><text:span text:style-name="T20_59"><text:s/></text:span><text:span text:style-name="T20_60">every</text:span><text:span text:style-name="T20_61"><text:s/></text:span><text:span text:style-name="T20_62">index</text:span><text:span text:style-name="T20_63"><text:s/></text:span><text:span text:style-name="T20_64">of</text:span><text:span text:style-name="T20_65"><text:s/></text:span><text:span text:style-name="T20_66">the</text:span><text:span text:style-name="T20_67"><text:s/></text:span><text:span text:style-name="T20_68">array</text:span><text:span text:style-name="T20_69">.<text:s/></text:span><text:span text:style-name="T20_70">Then</text:span><text:span text:style-name="T20_71"><text:s/></text:span><text:span text:style-name="T20_72">after</text:span><text:span text:style-name="T20_73"><text:s/></text:span><text:span text:style-name="T20_74">the</text:span><text:span text:style-name="T20_75"><text:s/></text:span><text:span text:style-name="T20_76">array</text:span><text:span text:style-name="T20_77"><text:s/></text:span><text:span text:style-name="T20_78">is</text:span><text:span text:style-name="T20_79"><text:s/></text:span><text:span text:style-name="T20_80">given</text:span><text:span text:style-name="T20_81"><text:s/></text:span><text:span text:style-name="T20_82">values</text:span><text:span text:style-name="T20_83">,<text:s/></text:span><text:span text:style-name="T20_84">output</text:span><text:span text:style-name="T20_85"><text:s/></text:span><text:span text:style-name="T20_86">the</text:span><text:span text:style-name="T20_87"><text:s/></text:span><text:span text:style-name="T20_88">values</text:span><text:span text:style-name="T20_89"><text:s/></text:span><text:span text:style-name="T20_90">of</text:span><text:span text:style-name="T20_91"><text:s/></text:span><text:span text:style-name="T20_92">the</text:span><text:span text:style-name="T20_93"><text:s/></text:span><text:span text:style-name="T20_94">array</text:span><text:span text:style-name="T20_95"><text:s/></text:span><text:span text:style-name="T20_96">to</text:span><text:span text:style-name="T20_97"><text:s/></text:span><text:span text:style-name="T20_98">the</text:span><text:span text:style-name="T20_99"><text:s/></text:span><text:span text:style-name="T20_100">screen</text:span><text:span text:style-name="T20_101"><text:s/></text:span><text:span text:style-name="T20_102">using</text:span><text:span text:style-name="T20_103"><text:s/></text:span><text:span text:style-name="T20_104">a</text:span><text:span text:style-name="T20_105"><text:s/></text:span><text:span text:style-name="T20_106">for</text:span><text:span text:style-name="T20_107"><text:s/></text:span><text:span text:style-name="T20_108">loop</text:span><text:span text:style-name="T20_109">.<text:s/></text:span><text:span text:style-name="T20_110">Output</text:span><text:span text:style-name="T20_111"><text:s/></text:span><text:span text:style-name="T20_112">each</text:span><text:span text:style-name="T20_113"><text:s/></text:span><text:span text:style-name="T20_114">value</text:span><text:span text:style-name="T20_115"><text:s/></text:span><text:span text:style-name="T20_116">of</text:span><text:span text:style-name="T20_117"><text:s/></text:span><text:span text:style-name="T20_118">the</text:span><text:span text:style-name="T20_119"><text:s/></text:span><text:span text:style-name="T20_120">array</text:span><text:span text:style-name="T20_121"><text:s/></text:span><text:span text:style-name="T20_122">on</text:span><text:span text:style-name="T20_123"><text:s/></text:span><text:span text:style-name="T20_124">its</text:span><text:span text:style-name="T20_125"><text:s/></text:span><text:span text:style-name="T20_126">own</text:span><text:span text:style-name="T20_127"><text:s/></text:span><text:span text:style-name="T20_128">line</text:span><text:span text:style-name="T20_129">.</text:span></text:p>
      <text:p text:style-name="P21"><text:span text:style-name="T21_1">Answers</text:span><text:span text:style-name="T21_2"><text:s/></text:span><text:span text:style-name="T21_3">to</text:span><text:span text:style-name="T21_4"><text:s/></text:span><text:span text:style-name="T21_5">Review</text:span><text:span text:style-name="T21_6"><text:s/></text:span><text:span text:style-name="T21_7">Questions</text:span></text:p>
      <text:p text:style-name="P22"/>
      <text:p text:style-name="P23"><text:span text:style-name="T23_1">1.<text:s/></text:span><text:span text:style-name="T23_2">int</text:span><text:span text:style-name="T23_3"><text:s/></text:span><text:span text:style-name="T23_4">myInt</text:span><text:span text:style-name="T23_5">[10];</text:span></text:p>
      <text:p text:style-name="P24"/>
      <text:p text:style-name="P25"><text:span text:style-name="T25_1">2.<text:s/></text:span><text:span text:style-name="T25_2">There</text:span><text:span text:style-name="T25_3"><text:s/></text:span><text:span text:style-name="T25_4">are</text:span><text:span text:style-name="T25_5"><text:s/>20;<text:s/></text:span><text:span text:style-name="T25_6">indexes</text:span><text:span text:style-name="T25_7"><text:s/>0<text:s/>-<text:s/>19.</text:span></text:p>
      <text:p text:style-name="P26"/>
      <text:p text:style-name="P27"><text:span text:style-name="T27_1">3.<text:s/></text:span><text:span text:style-name="T27_2">char</text:span><text:span text:style-name="T27_3"><text:s/></text:span><text:span text:style-name="T27_4">myArray</text:span><text:span text:style-name="T27_5">[4]<text:s/>=<text:s/>{‘</text:span><text:span text:style-name="T27_6">Z</text:span><text:span text:style-name="T27_7">’,<text:s/>‘</text:span><text:span text:style-name="T27_8">a</text:span><text:span text:style-name="T27_9">’,<text:s/>‘</text:span><text:span text:style-name="T27_10">c</text:span><text:span text:style-name="T27_11">’,<text:s/>‘</text:span><text:span text:style-name="T27_12">h</text:span><text:span text:style-name="T27_13">’};</text:span></text:p>
      <text:p text:style-name="P28"/>
      <text:p text:style-name="P29"/>
      <text:p text:style-name="P30"><text:span text:style-name="T30_1">Answer</text:span><text:span text:style-name="T30_2"><text:s/></text:span><text:span text:style-name="T30_3">to</text:span><text:span text:style-name="T30_4"><text:s/></text:span><text:span text:style-name="T30_5">Homework</text:span><text:span text:style-name="T30_6"><text:s/></text:span><text:span text:style-name="T30_7">Exercises</text:span></text:p>
      <text:p text:style-name="P31"/>
      <text:p text:style-name="P32"><text:span text:style-name="T32_1">#</text:span><text:span text:style-name="T32_2">include</text:span><text:span text:style-name="T32_3"><text:s/>&lt;</text:span><text:span text:style-name="T32_4">iostream</text:span><text:span text:style-name="T32_5">&gt;</text:span></text:p>
      <text:p text:style-name="P33"/>
      <text:p text:style-name="P34"><text:span text:style-name="T34_1">using</text:span><text:span text:style-name="T34_2"><text:s/></text:span><text:span text:style-name="T34_3">namespace</text:span><text:span text:style-name="T34_4"><text:s/></text:span><text:span text:style-name="T34_5">std</text:span><text:span text:style-name="T34_6">;</text:span></text:p>
      <text:p text:style-name="P35"/>
      <text:p text:style-name="P36"><text:span text:style-name="T36_1">int</text:span><text:span text:style-name="T36_2"><text:s/></text:span><text:span text:style-name="T36_3">main</text:span><text:span text:style-name="T36_4">()</text:span></text:p>
      <text:p text:style-name="P37"><text:span text:style-name="T37_1">{</text:span></text:p>
      <text:p text:style-name="P38"><text:span text:style-name="T38_1"><text:tab/></text:span><text:span text:style-name="T38_2">int</text:span><text:span text:style-name="T38_3"><text:s/></text:span><text:span text:style-name="T38_4">myArray</text:span><text:span text:style-name="T38_5">[10];</text:span></text:p>
      <text:p text:style-name="P39"><text:span text:style-name="T39_1"><text:tab/></text:span><text:span text:style-name="T39_2">cout</text:span><text:span text:style-name="T39_3"><text:s/>&lt;&lt;<text:s/>“</text:span><text:span text:style-name="T39_4">Enter</text:span><text:span text:style-name="T39_5"><text:s/>10<text:s/></text:span><text:span text:style-name="T39_6">integers</text:span><text:span text:style-name="T39_7">,<text:s/></text:span><text:span text:style-name="T39_8">press</text:span><text:span text:style-name="T39_9"><text:s/>[</text:span><text:span text:style-name="T39_10">ENTER</text:span><text:span text:style-name="T39_11">]<text:s/></text:span><text:span text:style-name="T39_12">after</text:span><text:span text:style-name="T39_13"><text:s/></text:span><text:span text:style-name="T39_14">every</text:span><text:span text:style-name="T39_15"><text:s/></text:span><text:span text:style-name="T39_16">integer</text:span><text:span text:style-name="T39_17">.\</text:span><text:span text:style-name="T39_18">n</text:span><text:span text:style-name="T39_19">”;</text:span></text:p>
      <text:p text:style-name="P40"><text:span text:style-name="T40_1"><text:tab/></text:span><text:span text:style-name="T40_2">for</text:span><text:span text:style-name="T40_3"><text:s/>(</text:span><text:span text:style-name="T40_4">int</text:span><text:span text:style-name="T40_5"><text:s/></text:span><text:span text:style-name="T40_6">i</text:span><text:span text:style-name="T40_7"><text:s/>=<text:s/>0;<text:s/></text:span><text:span text:style-name="T40_8">i</text:span><text:span text:style-name="T40_9"><text:s/>&lt;<text:s/>10;<text:s/></text:span><text:span text:style-name="T40_10">i</text:span><text:span text:style-name="T40_11">++)</text:span></text:p>
      <text:p text:style-name="P41"><text:span text:style-name="T41_1"><text:tab/>{</text:span></text:p>
      <text:p text:style-name="P42"><text:span text:style-name="T42_1"><text:tab/><text:tab/></text:span><text:span text:style-name="T42_2">cin</text:span><text:span text:style-name="T42_3"><text:s/>&gt;&gt;<text:s/></text:span><text:span text:style-name="T42_4">myArray</text:span><text:span text:style-name="T42_5">[</text:span><text:span text:style-name="T42_6">i</text:span><text:span text:style-name="T42_7">];</text:span></text:p>
      <text:p text:style-name="P43"><text:span text:style-name="T43_1"><text:tab/>}</text:span></text:p>
      <text:p text:style-name="P44"><text:span text:style-name="T44_1"><text:tab/></text:span></text:p>
      <text:p text:style-name="P45"><text:span text:style-name="T45_1"><text:tab/></text:span><text:span text:style-name="T45_2">for</text:span><text:span text:style-name="T45_3"><text:s/>(</text:span><text:span text:style-name="T45_4">int</text:span><text:span text:style-name="T45_5"><text:s/></text:span><text:span text:style-name="T45_6">j</text:span><text:span text:style-name="T45_7"><text:s/>=<text:s/>0;<text:s/></text:span><text:span text:style-name="T45_8">j</text:span><text:span text:style-name="T45_9"><text:s/>&lt;<text:s/>10;<text:s/></text:span><text:span text:style-name="T45_10">j</text:span><text:span text:style-name="T45_11">++)</text:span></text:p>
      <text:p text:style-name="P46"><text:span text:style-name="T46_1"><text:tab/>{</text:span></text:p>
      <text:p text:style-name="P47"><text:span text:style-name="T47_1"><text:tab/><text:tab/></text:span><text:span text:style-name="T47_2">cout</text:span><text:span text:style-name="T47_3"><text:s/>&lt;&lt;<text:s/></text:span><text:span text:style-name="T47_4">myArray</text:span><text:span text:style-name="T47_5">[</text:span><text:span text:style-name="T47_6">j</text:span><text:span text:style-name="T47_7">]<text:s/>&lt;&lt;<text:s/></text:span><text:span text:style-name="T47_8">endl</text:span><text:span text:style-name="T47_9">;</text:span></text:p>
      <text:p text:style-name="P48"><text:span text:style-name="T48_1"><text:tab/>}</text:span></text:p>
      <text:p text:style-name="P49"/>
      <text:p text:style-name="P50"><text:span text:style-name="T50_1"><text:tab/></text:span><text:span text:style-name="T50_2">return</text:span><text:span text:style-name="T50_3"><text:s/>0;</text:span></text:p>
      <text:p text:style-name="P51"><text:span text:style-name="T51_1">}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